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3.045cm"/>
        </style:tab-stops>
      </style:paragraph-properties>
      <style:text-properties officeooo:rsid="000e8152" officeooo:paragraph-rsid="000e8152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5" style:family="paragraph"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0pt" style:language-asian="zh" style:country-asian="CN" style:font-style-asian="norm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0pt" style:language-asian="zh" style:country-asian="CN" style:font-style-asian="norm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49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family="Arial" style:font-family-generic="swiss" style:font-pitch="variabl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a7500" loext:opacity="100%" style:text-outline="false" style:text-line-through-style="none" style:text-line-through-type="none" style:text-position="0% 100%" fo:font-size="25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5pt" style:language-asian="zh" style:country-asian="CN" style:font-style-asian="normal" style:font-size-complex="25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="solid" draw:fill-color="#ffde59"/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ea7500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style:text-position="0% 100%" fo:font-size="25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5pt" style:language-asian="zh" style:country-asian="CN" style:font-style-asian="normal" style:font-size-complex="25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solid" draw:fill-color="#d4ea6b"/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10d0c" loext:opacity="100%" style:text-outline="false" style:text-line-through-style="none" style:text-line-through-type="none" style:text-position="0% 100%" fo:font-size="25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5pt" style:language-asian="zh" style:country-asian="CN" style:font-style-asian="normal" style:font-size-complex="25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loext:graphic-properties draw:fill="solid" draw:fill-color="#ffa6a6"/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10d0c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d428" loext:opacity="100%" style:text-outline="false" style:text-line-through-style="none" style:text-line-through-type="none" style:text-position="0% 100%" fo:font-size="25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#e6e905" style:font-size-asian="25pt" style:language-asian="zh" style:country-asian="CN" style:font-style-asian="normal" style:font-size-complex="25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="solid" draw:fill-color="#ffffa6"/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fd428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e6e905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 style:parent-style-name="Heading_20_3">
      <style:paragraph-properties fo:margin-top="0cm" fo:margin-bottom="0cm" style:contextual-spacing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family="Arial" style:font-family-generic="swiss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ea7500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10d0c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d428" loext:opacity="100%" style:text-outline="false" style:text-line-through-style="none" style:text-line-through-type="none" style:text-position="0% 100%" fo:font-family="Arial" style:font-family-generic="swiss" style:font-pitch="variable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normal" style:font-name-complex="Arial1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officeooo:rsid="000e8152"/>
    </style:style>
    <style:style style:name="fr1" style:family="graphic" style:parent-style-name="Inline_20_Heading">
      <style:graphic-properties style:vertical-pos="middle" style:vertical-rel="text"/>
    </style:style>
    <style:style style:name="gr1" style:family="graphic">
      <style:graphic-properties draw:marker-start="Concave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vertical-align="middle" fo:min-height="1.81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draw:textarea-vertical-align="middle" fo:min-height="0.9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color="#ff860d" draw:fill="solid" draw:fill-color="#ffde59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solid" svg:stroke-color="#81d41a" draw:fill="solid" draw:fill-color="#d4ea6b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solid" svg:stroke-color="#ff5429" draw:fill="solid" draw:fill-color="#ffa6a6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svg:stroke-color="#ffff00" draw:fill="solid" draw:fill-color="#ffffa6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draw:fill="none" draw:fill-color="#ffffff" draw:textarea-vertical-align="middle" fo:min-height="0.9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draw:fill="none" draw:fill-color="#ffffff" draw:textarea-vertical-align="middle" fo:min-height="0.9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solid" svg:stroke-color="#ff860d" draw:fill="solid" draw:fill-color="#ffde59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solid" svg:stroke-color="#81d41a" draw:fill="solid" draw:fill-color="#d4ea6b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solid" svg:stroke-color="#ff5429" draw:fill="solid" draw:fill-color="#ffa6a6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solid" svg:stroke-color="#ffff00" draw:fill="solid" draw:fill-color="#ffffa6" draw:textarea-vertical-align="middle" fo:min-height="8.3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4" draw:name="Vertical line 1" draw:style-name="gr1" draw:text-style-name="P2" svg:x1="12.751cm" svg:y1="0.265cm" svg:x2="12.751cm" svg:y2="18.417cm"><text:p/></draw:line><draw:line text:anchor-type="paragraph" draw:z-index="5" draw:name="Vertical line 3" draw:style-name="gr1" draw:text-style-name="P2" svg:x1="25.285cm" svg:y1="9.633cm" svg:x2="0.732cm" svg:y2="9.58cm"><text:p/></draw:line><draw:frame text:anchor-type="paragraph" draw:z-index="6" draw:name="Text Frame 1" draw:style-name="gr2" draw:text-style-name="P4" svg:width="3.079cm" svg:height="1.812cm" svg:x="23.058cm" svg:y="6.207cm"><draw:text-box><text:p text:style-name="P3"><text:span text:style-name="T1">Hotel owner - Hailey</text:span></text:p></draw:text-box></draw:frame><draw:frame text:anchor-type="paragraph" draw:z-index="7" draw:name="Text Frame 2" draw:style-name="gr26" draw:text-style-name="P6" svg:width="5.063cm" svg:height="0.989cm" svg:x="12.751cm" svg:y="8.46cm"><draw:text-box><text:p text:style-name="P5"><text:span text:style-name="T2">Head chef - Sophia</text:span></text:p></draw:text-box></draw:frame><draw:frame text:anchor-type="paragraph" draw:z-index="8" draw:name="Text Frame 5" draw:style-name="gr25" draw:text-style-name="P8" svg:width="3.546cm" svg:height="0.978cm" svg:x="23.587cm" svg:y="9.765cm"><draw:text-box><text:p text:style-name="P7"><text:span text:style-name="T3">HIGH INTEREST</text:span></text:p></draw:text-box></draw:frame><draw:frame text:anchor-type="paragraph" draw:z-index="9" draw:name="Text Frame 6" draw:style-name="gr24" draw:text-style-name="P8" svg:width="3.546cm" svg:height="0.978cm" svg:x="12.977cm" svg:y="0.212cm"><draw:text-box><text:p text:style-name="P7"><text:span text:style-name="T3">HIGH POWER / INFLUENCE</text:span></text:p></draw:text-box></draw:frame><draw:frame text:anchor-type="paragraph" draw:z-index="10" draw:name="Text Frame 7" draw:style-name="gr23" draw:text-style-name="P6" svg:width="5.257cm" svg:height="0.999cm" svg:x="13.33cm" svg:y="1.058cm"><draw:text-box><text:p text:style-name="P5"><text:span text:style-name="T2">Estates Operator - Ignacio </text:span></text:p></draw:text-box></draw:frame><draw:frame text:anchor-type="paragraph" draw:z-index="11" draw:name="Text Frame 8" draw:style-name="gr22" draw:text-style-name="P6" svg:width="4.19cm" svg:height="0.989cm" svg:x="21.602cm" svg:y="8.019cm"><draw:text-box><text:p text:style-name="P5"><text:span text:style-name="T2">Receptionist - John </text:span></text:p></draw:text-box></draw:frame><draw:frame text:anchor-type="paragraph" draw:z-index="12" draw:name="Text Frame 9" draw:style-name="gr21" draw:text-style-name="P6" svg:width="4.19cm" svg:height="0.989cm" svg:x="2.42cm" svg:y="5.84cm"><draw:text-box><text:p text:style-name="P5"><text:span text:style-name="T2">Receptionist - Linda</text:span></text:p></draw:text-box></draw:frame><draw:frame text:anchor-type="paragraph" draw:z-index="13" draw:name="Text Frame 10" draw:style-name="gr20" draw:text-style-name="P6" svg:width="4.19cm" svg:height="0.989cm" svg:x="21.523cm" svg:y="2.215cm"><draw:text-box><text:p text:style-name="P5"><text:span text:style-name="T2">Successor to the hotel - Hailey Jr</text:span></text:p></draw:text-box></draw:frame><draw:frame text:anchor-type="paragraph" draw:z-index="14" draw:name="Text Frame 11" draw:style-name="gr19" draw:text-style-name="P6" svg:width="5.407cm" svg:height="0.978cm" svg:x="21.179cm" svg:y="10.876cm"><draw:text-box><text:p text:style-name="P5"><text:span text:style-name="T2">Barkeep/Waiter - Fernando</text:span></text:p></draw:text-box></draw:frame><draw:frame text:anchor-type="paragraph" draw:z-index="15" draw:name="Text Frame 3" draw:style-name="gr18" draw:text-style-name="P8" svg:width="3.546cm" svg:height="0.978cm" svg:x="13.122cm" svg:y="17.44cm"><draw:text-box><text:p text:style-name="P7"><text:span text:style-name="T3">LOW POWER / INFLUENCE</text:span></text:p></draw:text-box></draw:frame><draw:frame text:anchor-type="paragraph" draw:z-index="3" draw:name="Text Frame 4" draw:style-name="gr27" draw:text-style-name="P10" svg:width="11.986cm" svg:height="8.363cm" svg:x="0.489cm" svg:y="0.847cm"><draw:text-box><text:p text:style-name="P9"><text:span text:style-name="T4">SATISFY</text:span></text:p></draw:text-box></draw:frame><draw:frame text:anchor-type="paragraph" draw:z-index="2" draw:name="Text Frame 12" draw:style-name="gr28" draw:text-style-name="P12" svg:width="11.986cm" svg:height="8.363cm" svg:x="12.977cm" svg:y="0.794cm"><draw:text-box><text:p text:style-name="P11"><text:span text:style-name="T5">MANAGE CLOSELY</text:span></text:p></draw:text-box></draw:frame><draw:frame text:anchor-type="paragraph" draw:z-index="1" draw:name="Text Frame 13" draw:style-name="gr29" draw:text-style-name="P14" svg:width="11.986cm" svg:height="8.363cm" svg:x="0.462cm" svg:y="9.922cm"><draw:text-box><text:p text:style-name="P13"><text:span text:style-name="T6">MONITOR</text:span></text:p></draw:text-box></draw:frame><draw:frame text:anchor-type="paragraph" draw:z-index="0" draw:name="Text Frame 14" draw:style-name="gr30" draw:text-style-name="P16" svg:width="11.986cm" svg:height="8.363cm" svg:x="13.122cm" svg:y="9.922cm"><draw:text-box><text:p text:style-name="P15"><text:span text:style-name="T7">KEEP INFORMED</text:span></text:p></draw:text-box></draw:frame><draw:frame text:anchor-type="paragraph" draw:z-index="16" draw:name="Text Frame 15" draw:style-name="gr17" draw:text-style-name="P8" svg:width="3.546cm" svg:height="0.978cm" svg:x="-1.39cm" svg:y="9.633cm"><draw:text-box><text:p text:style-name="P7"><text:span text:style-name="T3">LOW INTEREST</text:span></text:p></draw:text-box></draw:frame><draw:frame draw:style-name="fr1" draw:name="Frame2" text:anchor-type="as-char" draw:z-index="17"><draw:text-box fo:min-height="0cm" fo:min-width="0cm"><text:h text:style-name="P17" text:outline-level="3">HAYLEY’S HOTEL – STAKEHOLDER MA<text:span text:style-name="T8">PPING</text:span></text:h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9:35:53.813225800</meta:creation-date>
    <dc:date>2025-04-01T10:33:02.731625100</dc:date>
    <meta:editing-duration>PT13M14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" meta:word-count="5" meta:character-count="37" meta:non-whitespace-character-count="33"/>
  </office:meta>
</office:document-meta>
</file>